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BOL_2018.041" svg:font-family="SBOL_2018.04"/>
    <style:font-face style:name="SBOL_2018.04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91%" fo:text-align="start" style:justify-single-word="false" style:writing-mode="page"/>
      <style:text-properties style:font-name="SBOL_2018.04" fo:font-size="16pt" fo:font-weight="normal" officeooo:rsid="0018e0a0" officeooo:paragraph-rsid="001b6335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margin-top="0in" fo:margin-bottom="0in" loext:contextual-spacing="false" fo:line-height="91%" fo:text-align="start" style:justify-single-word="false" style:writing-mode="page"/>
      <style:text-properties style:font-name="SBOL_2018.04" fo:font-size="16pt" fo:font-weight="normal" officeooo:rsid="0018e0a0" officeooo:paragraph-rsid="0019822d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91%" fo:text-align="start" style:justify-single-word="false" style:writing-mode="page"/>
      <style:text-properties style:font-name="SBOL_2018.04" fo:font-size="16pt" fo:font-weight="normal" officeooo:rsid="0018e0a0" officeooo:paragraph-rsid="001c18bb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" fo:font-size="16pt" fo:font-weight="normal" officeooo:rsid="0018e0a0" officeooo:paragraph-rsid="0019822d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" fo:font-size="16pt" fo:font-weight="normal" officeooo:rsid="0019822d" officeooo:paragraph-rsid="0019822d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" fo:font-size="16pt" fo:font-weight="normal" officeooo:rsid="0019822d" officeooo:paragraph-rsid="001b6335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" fo:font-size="16pt" fo:font-weight="normal" officeooo:rsid="0019822d" officeooo:paragraph-rsid="001d5d4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style:font-name="SBOL_2018.04" fo:font-size="16pt" fo:font-weight="normal" officeooo:rsid="0019822d" officeooo:paragraph-rsid="001ddf85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92%" fo:text-align="start" style:justify-single-word="false" style:writing-mode="page"/>
      <style:text-properties fo:color="#000000" style:font-name="SBOL_2018.04" fo:font-size="16pt" fo:font-weight="normal" officeooo:rsid="0019822d" officeooo:paragraph-rsid="001ddf85" style:font-size-asian="16pt" style:font-weight-asian="normal" style:font-size-complex="16pt" style:font-weight-complex="normal"/>
    </style:style>
    <style:style style:name="T1" style:family="text">
      <style:text-properties style:font-name="SBOL_2018.041" style:font-name-asian="SBOL_2018.041" style:font-name-complex="SBOL_2018.041"/>
    </style:style>
    <style:style style:name="T2" style:family="text">
      <style:text-properties style:font-name="SBOL_2018.041" officeooo:rsid="0019822d" style:font-name-asian="SBOL_2018.041" style:font-name-complex="SBOL_2018.041"/>
    </style:style>
    <style:style style:name="T3" style:family="text">
      <style:text-properties style:font-name="SBOL_2018.041" officeooo:rsid="001b6335" style:font-name-asian="SBOL_2018.041" style:font-name-complex="SBOL_2018.041"/>
    </style:style>
    <style:style style:name="T4" style:family="text">
      <style:text-properties style:font-name="SBOL_2018.041" officeooo:rsid="0018e0a0" style:font-name-asian="SBOL_2018.041" style:font-name-complex="SBOL_2018.041"/>
    </style:style>
    <style:style style:name="T5" style:family="text">
      <style:text-properties fo:color="#ffffff" style:font-name="SBOL_2018.041" style:font-name-asian="SBOL_2018.041" style:font-name-complex="SBOL_2018.041"/>
    </style:style>
    <style:style style:name="T6" style:family="text">
      <style:text-properties fo:color="#ffffff" style:font-name="SBOL_2018.041" officeooo:rsid="0018e0a0" style:font-name-asian="SBOL_2018.041" style:font-name-complex="SBOL_2018.041"/>
    </style:style>
    <style:style style:name="T7" style:family="text">
      <style:text-properties fo:color="#ffffff" style:font-name="SBOL_2018.041" officeooo:rsid="001d5d42" style:font-name-asian="SBOL_2018.041" style:font-name-complex="SBOL_2018.041"/>
    </style:style>
    <style:style style:name="T8" style:family="text">
      <style:text-properties fo:color="#000000" style:font-name="SBOL_2018.041" style:font-name-asian="SBOL_2018.041" style:font-name-complex="SBOL_2018.041"/>
    </style:style>
    <style:style style:name="T9" style:family="text">
      <style:text-properties fo:color="#000000" style:font-name="SBOL_2018.041" officeooo:rsid="0018e0a0" style:font-name-asian="SBOL_2018.041" style:font-name-complex="SBOL_2018.041"/>
    </style:style>
    <style:style style:name="T10" style:family="text">
      <style:text-properties fo:color="#000000" style:font-name="SBOL_2018.041" officeooo:rsid="001d5d42" style:font-name-asian="SBOL_2018.041" style:font-name-complex="SBOL_2018.041"/>
    </style:style>
    <style:style style:name="T11" style:family="text">
      <style:text-properties fo:color="#ed1c24" style:font-name="SBOL_2018.041" style:font-name-asian="SBOL_2018.041" style:font-name-complex="SBOL_2018.041"/>
    </style:style>
    <style:style style:name="T12" style:family="text">
      <style:text-properties fo:color="#8f187c" style:font-name="SBOL_2018.041" fo:background-color="transparent" loext:char-shading-value="0" style:font-name-asian="SBOL_2018.041" style:font-name-complex="SBOL_2018.041"/>
    </style:style>
    <style:style style:name="T13" style:family="text">
      <style:text-properties fo:color="#21409a" style:font-name="SBOL_2018.041" style:font-name-asian="SBOL_2018.041" style:font-name-complex="SBOL_2018.041"/>
    </style:style>
    <style:style style:name="T14" style:family="text">
      <style:text-properties fo:color="#407927" style:font-name="SBOL_2018.041" style:font-name-asian="SBOL_2018.041" style:font-name-complex="SBOL_2018.041"/>
    </style:style>
    <style:style style:name="T15" style:family="text">
      <style:text-properties fo:color="#f58220" style:font-name="SBOL_2018.041" style:font-name-asian="SBOL_2018.041" style:font-name-complex="SBOL_2018.041"/>
    </style:style>
    <style:style style:name="T16" style:family="text">
      <style:text-properties fo:color="#00aaad" style:font-name="SBOL_2018.041" style:font-name-asian="SBOL_2018.041" style:font-name-complex="SBOL_2018.0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󰀂</text:span><text:span text:style-name="T2">󰀆󰀇󰀈󰀉󰀊󰀏󰀑󰀐󰀒󰀓󰀔󰀕󰀖󰀗󰀘󰀙󰀚󰀛󰀜󰀝󰀞󰀟󰀠󰀡󰀢󰀣󰀤󰀥󰀦󰀧󰀨󰀩󰀪󰀫󰀬󰀭󰀮󰀯</text:span><text:span text:style-name="T1">󰀃</text:span></text:p>
      <text:p text:style-name="P1"><text:span text:style-name="T1">󰀁</text:span><text:span text:style-name="T5">󰀀󰀀󰀀󰀀󰀀󰀀󰀀󰀀󰀀󰀀󰀀󰀀󰀀󰀀󰀀󰀀󰀀󰀀󰀀󰀀󰀀󰀀󰀀󰀀󰀀󰀀󰀀󰀀󰀀󰀀󰀀󰀀󰀀󰀀󰀀󰀀󰀀󰀀</text:span><text:span text:style-name="T1">󰀁</text:span></text:p>
      <text:p text:style-name="P1"><text:span text:style-name="T1">󰀄</text:span><text:span text:style-name="T3">󰀀󰀀󰀀</text:span><text:span text:style-name="T2">󰀰󰀱󰀲󰀵󰀶󰀷󰀸󰀹󰀺󰀻󰀼󰀽󰀾󰀿󰁀󰁁󰁂󰁃󰁄󰁅󰁆󰁇󰁈󰁉󰁊󰁋󰁌󰁍󰁎󰁏󰁐󰁑</text:span><text:span text:style-name="T3">󰀀󰀀󰀀</text:span><text:span text:style-name="T1">󰀅</text:span></text:p>
      <text:p text:style-name="P2"><text:span text:style-name="T1"/></text:p>
      <text:p text:style-name="P5"><text:span text:style-name="T1">󰁒󰁓󰁔󰁕󰁖󰁗󰁘󰁙󰁚󰁛󰁜󰁝󰁞󰁟</text:span></text:p>
      <text:p text:style-name="P5"><text:span text:style-name="T1"/></text:p>
      <text:p text:style-name="P6"><text:span text:style-name="T1">󰁠 󰁡󰁢󰁣󰁤 <text:s text:c="2"/>󰁥󰁦󰁧󰁨 󰁩󰁪󰁫󰁬 󰁭󰁮󰁯󰁰󰁱󰁲󰁳</text:span></text:p>
      <text:p text:style-name="P5"><text:span text:style-name="T1"/></text:p>
      <text:p text:style-name="P5"><text:span text:style-name="T1">󰁴 󰁵 󰁶 󰁷 󰁸 󰁹 󰁺 󰁻 󰁼</text:span></text:p>
      <text:p text:style-name="P4"><text:span text:style-name="T1"/></text:p>
      <text:p text:style-name="P7"><text:span text:style-name="T6">󰀀󰀀</text:span><text:span text:style-name="T1">󰁼</text:span><text:span text:style-name="T3">󰀀󰀀󰀀</text:span><text:span text:style-name="T1">󰁵󰁬</text:span><text:span text:style-name="T14">󰁒</text:span><text:span text:style-name="T9">󰀀</text:span><text:span text:style-name="T1">󰁺</text:span></text:p>
      <text:p text:style-name="P8"><text:span text:style-name="T6">󰀀󰀀</text:span><text:span text:style-name="T16">󰁛</text:span><text:span text:style-name="T6">󰀀󰀀󰀀</text:span><text:span text:style-name="T15">󰁗</text:span><text:span text:style-name="T6">󰀀󰀀󰀀󰀀</text:span><text:span text:style-name="T10">󰀁</text:span><text:span text:style-name="T11">󰁟</text:span></text:p>
      <text:p text:style-name="P9"><text:span text:style-name="T6">󰀀󰀀</text:span><text:span text:style-name="T1">󰁮</text:span><text:span text:style-name="T6">󰀀󰀀󰀀</text:span><text:span text:style-name="T1">󰁮</text:span><text:span text:style-name="T6">󰀀󰀀󰀀󰀀</text:span><text:span text:style-name="T1">󰁫󰁮</text:span></text:p>
      <text:p text:style-name="P3"><text:span text:style-name="T1">󰀂</text:span><text:span text:style-name="T13">󰀝󰀉󰀡</text:span><text:span text:style-name="T1">󰀀</text:span><text:span text:style-name="T12">󰀝󰀉󰀡</text:span><text:span text:style-name="T8">󰀀󰀀󰀀</text:span><text:span text:style-name="T11">󰀝󰀉󰀡</text:span><text:span text:style-name="T1">󰀃</text:span></text:p>
      <text:p text:style-name="P3"><text:span text:style-name="T1">󰀁</text:span><text:span text:style-name="T5">󰀀󰀀󰀀󰀀󰀀󰀀󰀀󰀀󰀀󰀀󰀀󰀀󰀀</text:span><text:span text:style-name="T1">󰀁</text:span></text:p>
      <text:p text:style-name="P3"><text:span text:style-name="T1">󰀄󰀀󰀀󰀀󰀀󰀀󰀀</text:span><text:span text:style-name="T2">󰀙</text:span><text:span text:style-name="T1">󰀀󰀀󰀀󰀀󰀀󰀀󰀅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BOL_2018.041" svg:font-family="SBOL_2018.04"/>
    <style:font-face style:name="SBOL_2018.04" svg:font-family="SBOL_2018.04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12:50.794072488</meta:creation-date>
    <dc:date>2018-04-25T15:07:08.177323471</dc:date>
    <meta:editing-duration>PT11M4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12" meta:word-count="245" meta:character-count="259" meta:non-whitespace-character-count="245"/>
  </office:meta>
</office:document-meta>
</file>